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204.75pt"/>
    </style:style>
    <style:style style:name="co3" style:family="table-column">
      <style:table-column-properties fo:break-before="auto" style:column-width="137.99pt"/>
    </style:style>
    <style:style style:name="co4" style:family="table-column">
      <style:table-column-properties fo:break-before="auto" style:column-width="189.75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tsha-tt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tsha-tt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nit Price</text:p>
          </table:table-cell>
          <table:table-cell table:style-name="ce1" office:value-type="string" calcext:value-type="string">
            <text:p>Extended Pri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ZLinKJ-Wholesale-10pcs-lot-Mini-Usb-Connector-Micro-USB-Connector-5pin-Seat-Jack-Micro-Usb-Four/32840263513.html?spm=2114.search0104.3.1.1aea8d4faoGuiU&amp;ws_ab_test=searchweb0_0,searchweb201602_5_10320_10321_10065_10344_10068&quot;&amp;&quot;_10342_10547_10343_10322_10340_10548_10341_10193_10194_10084_10083_10618_10304_10307_10302_10180_5722315_10313_10059_10184_10534_100031_10319_10103_441_10624_442_10623_10622_10186_10621_10620_10142,searchweb201603_40,ppcSwitch_7&amp;algo_expid=a3f539ac-75e0-4&quot;&amp;&quot;c32-ad9b-709ec35b56d1-0&amp;algo_pvid=a3f539ac-75e0-4c32-ad9b-709ec35b56d1&amp;priceBeautifyAB=0&quot;;&quot;Mini USB connector&quot;)" office:value-type="string" office:string-value="Mini USB connector" calcext:value-type="string">
            <text:p>Mini USB connector</text:p>
          </table:table-cell>
          <table:table-cell table:style-name="ce9" office:value-type="float" office:value="0.043" calcext:value-type="float">
            <text:p>0.043</text:p>
          </table:table-cell>
          <table:table-cell table:style-name="ce11" office:value-type="float" office:value="0.043" calcext:value-type="float">
            <text:p>0.04€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HYPERLINK(&quot;https://www.aliexpress.com/item/50PCS-Free-Shipping-SMD-1206-LED-YELLOW-Ultra-Bright-SMD-LEDs-1206-yellow-1206-Diodes-light/1000004897034.html?spm=2114.search0104.3.26.1069675c5Yf8fv&amp;ws_ab_test=searchweb0_0,searchweb201602_2_10320_10152_10321_10065_10151_&quot;&amp;&quot;10344_10068_10342_10547_10343_10322_10340_10548_10341_10193_10194_10084_10083_10618_10304_10307_10302_5711211_10180_5722315_10313_10059_10184_10534_100031_10319_10103_10624_10623_10622_10186_10621_10620_10142,searchweb201603_25,ppcSwitch_5&amp;algo_expid=a2f2&quot;&amp;&quot;5f82-44c5-44a5-b9af-59bebe114dda-4&amp;algo_pvid=a2f25f82-44c5-44a5-b9af-59bebe114dda&amp;priceBeautifyAB=0&quot;;&quot;Yellow LED 1206&quot;)" office:value-type="string" office:string-value="Yellow LED 1206" calcext:value-type="string">
            <text:p>Yellow LED 1206</text:p>
          </table:table-cell>
          <table:table-cell table:style-name="ce9" office:value-type="float" office:value="0.0092" calcext:value-type="float">
            <text:p>0.0092</text:p>
          </table:table-cell>
          <table:table-cell table:style-name="ce11" office:value-type="float" office:value="0.0184" calcext:value-type="float">
            <text:p>0.02€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HYPERLINK(&quot;https://www.aliexpress.com/item/1206-18PF-50V-180J-5-100pcs-lot-Free-shipping-SMD-ceramic-capacitors/32826160763.html?spm=2114.search0104.3.9.6adccd067bn3EA&amp;ws_ab_test=searchweb0_0,searchweb201602_5_10320_10321_10065_10344_10068_10342_10547_10343_10322_10&quot;&amp;&quot;340_10548_10341_10193_10194_10084_10083_10618_10304_10307_10302_10180_5722313_10313_10059_10184_10534_100031_10319_10103_441_10624_442_10623_10622_10186_10621_10620_10142,searchweb201603_40,ppcSwitch_7&amp;algo_expid=c8d8238a-f1a9-491d-93a2-a34e4f9c7ad6-1&amp;alg&quot;&amp;&quot;o_pvid=c8d8238a-f1a9-491d-93a2-a34e4f9c7ad6&amp;priceBeautifyAB=0&quot;;&quot;Capacitor 18pF 1206 &quot;)" office:value-type="string" office:string-value="Capacitor 18pF 1206" calcext:value-type="string">
            <text:p>Capacitor 18pF 1206</text:p>
          </table:table-cell>
          <table:table-cell table:style-name="ce9" office:value-type="float" office:value="0.018" calcext:value-type="float">
            <text:p>0.018</text:p>
          </table:table-cell>
          <table:table-cell table:style-name="ce11" office:value-type="float" office:value="0.036" calcext:value-type="float">
            <text:p>0.04€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500PCS-1206-103-10NF-0-01UF-X7R-10-smd-chip-capacitor/1478495946.html?spm=2114.search0104.3.2.64812076jWr9kn&amp;ws_ab_test=searchweb0_0,searchweb201602_2_10320_10152_10321_10065_10151_10344_10068_10342_10547_10343_10322_10340_&quot;&amp;&quot;10548_10341_10193_10194_10084_10083_10618_10304_10307_10302_5722316_5711211_10180_10313_10059_10184_10534_100031_10319_10103_10624_10623_10622_10186_10621_10620_10142,searchweb201603_25,ppcSwitch_5&amp;algo_expid=22d04836-59d1-46ad-ad63-e97f1f62ac7e-0&amp;algo_pv&quot;&amp;&quot;id=22d04836-59d1-46ad-ad63-e97f1f62ac7e&amp;priceBeautifyAB=0&quot;;&quot;Capacitor 10nF 1206&quot;)" office:value-type="string" office:string-value="Capacitor 10nF 1206" calcext:value-type="string">
            <text:p>Capacitor 10nF 1206</text:p>
          </table:table-cell>
          <table:table-cell table:style-name="ce9" office:value-type="float" office:value="0.0096" calcext:value-type="float">
            <text:p>0.0096</text:p>
          </table:table-cell>
          <table:table-cell table:style-name="ce11" office:value-type="float" office:value="0.0096" calcext:value-type="float">
            <text:p>0.01€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HYPERLINK(&quot;https://www.aliexpress.com/item/Free-Shipping-100PCS-1206-1K-1K-OHM-1-smd-resistor/1090880725.html?spm=2114.search0104.3.8.cb86013bfPtOE&amp;ws_ab_test=searchweb0_0,searchweb201602_5_10320_10321_10065_10344_10068_10342_10547_10343_10322_10340_10548_10341_1019&quot;&amp;&quot;3_10194_10084_10083_10618_10304_10307_10302_10180_5722315_10313_10059_10184_10534_100031_10319_10103_441_10624_442_10623_10622_10186_10621_10620_10142,searchweb201603_40,ppcSwitch_7&amp;algo_expid=533a87c5-7c62-41ef-80b6-76ea78838699-1&amp;algo_pvid=533a87c5-7c62&quot;&amp;&quot;-41ef-80b6-76ea78838699&amp;priceBeautifyAB=0&quot;;&quot;Resistor 1K 1206&quot;)" office:value-type="string" office:string-value="Resistor 1K 1206" calcext:value-type="string">
            <text:p>Resistor 1K 1206</text:p>
          </table:table-cell>
          <table:table-cell table:style-name="ce9" office:value-type="float" office:value="0.0074" calcext:value-type="float">
            <text:p>0.0074</text:p>
          </table:table-cell>
          <table:table-cell table:style-name="ce11" office:value-type="float" office:value="0.0148" calcext:value-type="float">
            <text:p>0.01€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10pcs-40-Pin-1x40-Single-Row-Male-2-54-Breakable-Pin-Header-Connector-Strip-for-Arduino/32555149083.html?spm=2114.search0104.3.43.36a8a650kN7Krw&amp;ws_ab_test=searchweb0_0,searchweb201602_5_10320_10321_10065_10344_10068_10342_&quot;&amp;&quot;10547_10343_10322_10340_10548_10341_10193_10194_10084_10083_10618_10304_10307_10302_10180_5722313_10313_10059_10184_10534_100031_10319_10103_441_10624_442_10623_10622_10186_10621_10620_10142,searchweb201603_40,ppcSwitch_7&amp;algo_expid=5c329a23-08bc-4793-a7d&quot;&amp;&quot;1-40bc5f409c90-6&amp;algo_pvid=5c329a23-08bc-4793-a7d1-40bc5f409c90&amp;priceBeautifyAB=0&quot;;&quot;Pin Header 0.1&quot;&quot; 40pos&quot;)" office:value-type="string" office:string-value="Pin Header 0.1&quot; 40pos" calcext:value-type="string">
            <text:p>Pin Header 0.1" 40pos</text:p>
          </table:table-cell>
          <table:table-cell table:style-name="ce9" office:value-type="float" office:value="0.045" calcext:value-type="float">
            <text:p>0.045</text:p>
          </table:table-cell>
          <table:table-cell table:style-name="ce11" office:value-type="float" office:value="0.045" calcext:value-type="float">
            <text:p>0.05€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HYPERLINK(&quot;https://www.aliexpress.com/item/200pcs-lot-SMD-Chip-Resistor-1206-2K-2-2K-2-4K-2-7K-3K-Ohm-5/32832679594.html?spm=2114.search0104.3.2.70e727fbQS38Wy&amp;ws_ab_test=searchweb0_0,searchweb201602_2_10320_10152_10321_10065_10151_10344_10068_10342_10547_10343_1032&quot;&amp;&quot;2_10340_10548_10341_10193_10194_10084_10083_10618_10304_10307_10302_5711211_10180_5722315_10313_10059_10184_10534_100031_10319_10103_10624_10623_10622_10186_10621_10620_10142,searchweb201603_25,ppcSwitch_5&amp;algo_expid=873eb6c0-8f37-4f1e-ad25-1d27b620d9a9-0&quot;&amp;&quot;&amp;algo_pvid=873eb6c0-8f37-4f1e-ad25-1d27b620d9a9&amp;priceBeautifyAB=0&quot;;&quot;Resistor 2K71206&quot;)" office:value-type="string" office:string-value="Resistor 2K71206" calcext:value-type="string">
            <text:p>Resistor 2K71206</text:p>
          </table:table-cell>
          <table:table-cell table:style-name="ce9" office:value-type="float" office:value="0.0041" calcext:value-type="float">
            <text:p>0.0041</text:p>
          </table:table-cell>
          <table:table-cell table:style-name="ce11" office:value-type="float" office:value="0.0082" calcext:value-type="float">
            <text:p>0.01€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1LOT-10PCS-Crystal-12MHZ-20PF-20PPM-2P-49SMD-SeriesHC-49SMD/32536483181.html?spm=2114.search0104.3.60.1081db11L90yrI&amp;ws_ab_test=searchweb0_0,searchweb201602_5_10320_10321_10065_10344_10068_10342_10547_10343_10322_10340_1054&quot;&amp;&quot;8_10341_10193_10194_10084_10083_10618_10304_10307_10302_10180_5722315_10313_10059_10184_10534_100031_10319_10103_441_10624_442_10623_10622_10186_10621_10620_10142,searchweb201603_40,ppcSwitch_7&amp;algo_expid=971e1d01-4c3a-472f-89cb-674449fd5ab6-9&amp;algo_pvid=9&quot;&amp;&quot;71e1d01-4c3a-472f-89cb-674449fd5ab6&amp;priceBeautifyAB=0&quot;;&quot;Crystal 12Mhz&quot;)" office:value-type="string" office:string-value="Crystal 12Mhz" calcext:value-type="string">
            <text:p>Crystal 12Mhz</text:p>
          </table:table-cell>
          <table:table-cell table:style-name="ce9" office:value-type="float" office:value="0.195" calcext:value-type="float">
            <text:p>0.195</text:p>
          </table:table-cell>
          <table:table-cell table:style-name="ce11" office:value-type="float" office:value="0.195" calcext:value-type="float">
            <text:p>0.20€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HYPERLINK(&quot;https://www.aliexpress.com/item/Free-shipping-100pcs-1206-10uF-16V-20-Y5V-Ceramic-SMD-Capacitor/1225771436.html?spm=2114.search0104.3.8.5cf5283aiOWgoN&amp;ws_ab_test=searchweb0_0,searchweb201602_5_10320_10321_10065_10344_10068_10342_10547_10343_10322_10340_10&quot;&amp;&quot;548_10341_10193_10194_10084_10083_10618_10304_10307_10302_10180_5722315_10313_10059_10184_10534_100031_10319_10103_441_10624_442_10623_10622_10186_10621_10620_10142,searchweb201603_40,ppcSwitch_7&amp;algo_expid=d46bd01d-479a-4039-89d2-92a0740a7e60-1&amp;algo_pvid&quot;&amp;&quot;=d46bd01d-479a-4039-89d2-92a0740a7e60&amp;priceBeautifyAB=0&quot;;&quot;Capacitor 10uF 1206&quot;)" office:value-type="string" office:string-value="Capacitor 10uF 1206" calcext:value-type="string">
            <text:p>Capacitor 10uF 1206</text:p>
          </table:table-cell>
          <table:table-cell table:style-name="ce9" office:value-type="float" office:value="0.0102" calcext:value-type="float">
            <text:p>0.0102</text:p>
          </table:table-cell>
          <table:table-cell table:style-name="ce11" office:value-type="float" office:value="0.0204" calcext:value-type="float">
            <text:p>0.02€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OOTDTY-100-Pcs-2-54mm-Standard-Jumper-Blocks-Caps-For-Hard-Drive-CD-DVD-Motherboards-High/32845598684.html?spm=2114.search0104.3.1.de1ee2dZpFXIJ&amp;ws_ab_test=searchweb0_0,searchweb201602_5_10320_10321_10065_10344_10068_10342_&quot;&amp;&quot;10547_10343_10322_10340_10548_10341_10193_10194_10084_10083_10618_10304_10307_10302_10180_5722315_10313_10059_10184_10534_100031_10319_10103_441_10624_442_10623_10622_10186_10621_10620_10142,searchweb201603_40,ppcSwitch_7&amp;algo_expid=ec143148-4c9a-47ee-b4f&quot;&amp;&quot;3-1326b378bb99-0&amp;algo_pvid=ec143148-4c9a-47ee-b4f3-1326b378bb99&amp;priceBeautifyAB=0&quot;;&quot;0.1&quot;&quot; Jumper&quot;)" office:value-type="string" office:string-value="0.1&quot; Jumper" calcext:value-type="string">
            <text:p>0.1" Jumper</text:p>
          </table:table-cell>
          <table:table-cell table:style-name="ce9" office:value-type="float" office:value="0.0066" calcext:value-type="float">
            <text:p>0.0066</text:p>
          </table:table-cell>
          <table:table-cell table:style-name="ce11" office:value-type="float" office:value="0.0132" calcext:value-type="float">
            <text:p>0.01€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HYPERLINK(&quot;https://www.aliexpress.com/item/MCP1703T-3302E-DB-MCP1703T-3302E-D-MCP1703T-3302E-MCP1703T-3302-3302-10pcs-lot/32762444428.html?spm=2114.search0104.3.2.1b69298eta04Sr&amp;ws_ab_test=searchweb0_0,searchweb201602_5_10320_10321_10065_10344_10068_10342_10547_1034&quot;&amp;&quot;3_10322_10340_10548_10341_10193_10194_10084_10083_10618_10304_10307_10302_10180_5722315_10313_10059_10184_10534_100031_10319_10103_441_10624_442_10623_10622_10186_10621_10620_10142,searchweb201603_40,ppcSwitch_7&amp;algo_expid=bc0c251e-5766-44a3-8754-092b871e&quot;&amp;&quot;f54d-0&amp;algo_pvid=bc0c251e-5766-44a3-8754-092b871ef54d&amp;priceBeautifyAB=0&quot;;&quot;MCP1703DB 3.3V 250mA Regulator&quot;)" office:value-type="string" office:string-value="MCP1703DB 3.3V 250mA Regulator" calcext:value-type="string">
            <text:p>MCP1703DB 3.3V 250mA Regulator</text:p>
          </table:table-cell>
          <table:table-cell table:style-name="ce9" office:value-type="float" office:value="0.261" calcext:value-type="float">
            <text:p>0.261</text:p>
          </table:table-cell>
          <table:table-cell table:style-name="ce11" office:value-type="float" office:value="0.261" calcext:value-type="float">
            <text:p>0.26€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HYPERLINK(&quot;https://www.aliexpress.com/item/Free-shipping-1pcs-CH340G-CH340-SOP-16-The-new-quality-is-very-good-work-100-of/32838726117.html?spm=2114.search0104.3.105.2b823892Idbnbs&amp;ws_ab_test=searchweb0_0,searchweb201602_5_10320_10321_10065_10344_10068_10342_10547_1&quot;&amp;&quot;0343_10322_10340_10548_10341_10193_10194_10084_10083_10618_10304_10307_10302_10180_5722315_10313_10059_10184_10534_100031_10319_10103_441_10624_442_10623_10622_10186_10621_10620_10142,searchweb201603_40,ppcSwitch_7&amp;algo_expid=e77f62d9-b873-4e40-a16f-25131&quot;&amp;&quot;c6856f0-18&amp;algo_pvid=e77f62d9-b873-4e40-a16f-25131c6856f0&amp;priceBeautifyAB=0&quot;;&quot;CH340G Usb to Serial converter&quot;)" office:value-type="string" office:string-value="CH340G Usb to Serial converter" calcext:value-type="string">
            <text:p>CH340G Usb to Serial converter</text:p>
          </table:table-cell>
          <table:table-cell table:style-name="ce10" office:value-type="float" office:value="0.62" calcext:value-type="float">
            <text:p>0.62</text:p>
          </table:table-cell>
          <table:table-cell table:style-name="ce11" office:value-type="float" office:value="0.62" calcext:value-type="float">
            <text:p>0.62€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9" office:value-type="string" calcext:value-type="string">
            <text:p>Total:</text:p>
          </table:table-cell>
          <table:table-cell table:style-name="ce11" table:formula="of:=SUM([.D2:.D13])" office:value-type="string" office:string-value="1.28€" calcext:value-type="string">
            <text:p>1.28€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style-name="ce9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981">
          <table:table-cell table:style-name="ce4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tsha-ttl" style:display-name="PageStyle_satsha-tt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5.1.0.3$Linux_X86_64 LibreOffice_project/</meta:generator>
  </office:meta>
</office:document-meta>
</file>